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ATAN'S FORMER HATRED FOR GOD AND HIS PEOPLE (12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ATAN'S FORMER HATRED FOR GOD AND HIS PEOPLE (12:1-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sin at the beginning (12:3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sin at Bethlehem (12:1-2, 4-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sin at Bethlehem (12:1-2, 4-5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Satan's persecution of God's nation (12:1-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Satan's persecution of God's Son (12:4b, 5b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Satan's persecution of God's Son (12:4b, 5b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birth of Jesus (12:4a, 5a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ascension of Jesus (12:5c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His sin at Bethlehem (12:1-2, 4-5)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Satan's persecution of God's nation (12:1-2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Satan's persecution of God's Son (12:4b, 5b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SATAN'S FORMER HATRED FOR GOD AND HIS PEOPLE (12:1-5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His sin at the beginning (12:3-4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His sin at Bethlehem (12:1-2, 4-5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REVELATION 12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SATAN'S FORMER HATRED FOR GOD AND HIS PEOPLE (12:1-5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SATAN'S FUTURE HATRED FOR GOD AND HIS PEOPLE (12:6-18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8" draw:style-name="a530" draw:master-page-name="Master1-Layout1-title-Title-Slide" presentation:presentation-page-layout-name="Master1-PPL1" draw:id="Slide-263">
        <draw:frame draw:id="id97" presentation:style-name="a534" draw:name="Title 1" svg:x="1.38in" svg:y="0.83in" svg:width="10.3in" svg:height="4.42in" presentation:class="title" presentation:placeholder="false">
          <draw:text-box>
            <text:p text:style-name="a533" text:class-names="" text:cond-style-name=""><text:span text:style-name="a531" text:class-names="">SATAN'S FUTURE HATRED FOR GOD AND HIS PEOPLE (12:6-18)<text:s text:c="1"/></text:span><text:span text:style-name="a532" text:class-names=""/></text:p>
          </draw:text-box>
          <svg:title/>
          <svg:desc/>
        </draw:frame>
        <draw:frame draw:id="id98" presentation:style-name="a539" draw:name="Subtitle 2" svg:x="1.38in" svg:y="5.25in" svg:width="10.3in" svg:height="1.85in" presentation:class="subtitle" presentation:placeholder="false">
          <draw:text-box>
            <text:p text:style-name="a536" text:class-names="" text:cond-style-name=""><text:span text:style-name="a535" text:class-names=""><text:s text:c="1"/>The woman in the wilderness (12:6, 13-18):<text:s text:c="1"/></text:span></text:p>
            <text:p text:style-name="a538" text:class-names="" text:cond-style-name=""><text:span text:style-name="a537" text:class-names=""/></text:p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woman in the wilderness (12:6, 13-18):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Israel will be persecuted by Satan during the Great Tribulation (12:13, 15, 17-18).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Israel will be protected by God during the Great Tribulation (12:6, 14, 16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SATAN'S FUTURE HATRED FOR GOD AND HIS PEOPLE (12:6-18)<text:s text:c="1"/></text:span><text:span text:style-name="a557" text:class-names=""/></text:p>
          </draw:text-box>
          <svg:title/>
          <svg:desc/>
        </draw:frame>
        <draw:frame draw:id="id102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woman in the wilderness (12:6, 13-1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war in the heavens (12:7-12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1" draw:style-name="a570" draw:master-page-name="Master1-Layout1-title-Title-Slide" presentation:presentation-page-layout-name="Master1-PPL1" draw:id="Slide-266">
        <draw:frame draw:id="id103" presentation:style-name="a574" draw:name="Title 1" svg:x="1.38in" svg:y="0.83in" svg:width="10.3in" svg:height="4.42in" presentation:class="title" presentation:placeholder="false">
          <draw:text-box>
            <text:p text:style-name="a573" text:class-names="" text:cond-style-name=""><text:span text:style-name="a571" text:class-names=""><text:s text:c="1"/>The war in the heavens (12:7-12):<text:s text:c="1"/></text:span><text:span text:style-name="a572" text:class-names=""/></text:p>
          </draw:text-box>
          <svg:title/>
          <svg:desc/>
        </draw:frame>
        <draw:frame draw:id="id104" presentation:style-name="a579" draw:name="Subtitle 2" svg:x="1.38in" svg:y="5.25in" svg:width="10.3in" svg:height="1.85in" presentation:class="subtitle" presentation:placeholder="false">
          <draw:text-box>
            <text:p text:style-name="a576" text:class-names="" text:cond-style-name=""><text:span text:style-name="a575" text:class-names=""><text:s text:c="1"/>The results (12:7-9)<text:s text:c="1"/></text:span></text:p>
            <text:p text:style-name="a578" text:class-names="" text:cond-style-name=""><text:span text:style-name="a577" text:class-names=""/></text:p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results (12:7-9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defeat of Satan (12:7-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dismissal of Satan (12:9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The war in the heavens (12:7-12):<text:s text:c="1"/>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results (12:7-9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reaction (12:10-12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4" draw:style-name="a610" draw:master-page-name="Master1-Layout12-tx-Title-and-Text" presentation:presentation-page-layout-name="Master1-PPL12" draw:id="Slide-269">
        <draw:frame draw:id="id109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The reaction (12:10-12)<text:s text:c="1"/></text:span><text:span text:style-name="a612" text:class-names=""/></text:p>
          </draw:text-box>
          <svg:title/>
          <svg:desc/>
        </draw:frame>
        <draw:frame draw:id="id110" presentation:style-name="a627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Satan will be filled with wrath (12:10b, 12c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Saints will be filled with joy (12:10a, 11-12a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Sinners will be filled with fear (12:12b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5" draw:style-name="a628" draw:master-page-name="Master1-Layout12-tx-Title-and-Text" presentation:presentation-page-layout-name="Master1-PPL12" draw:id="Slide-270">
        <draw:frame draw:id="id111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The war in the heavens (12:7-12):<text:s text:c="1"/></text:span><text:span text:style-name="a630" text:class-names=""/></text:p>
          </draw:text-box>
          <svg:title/>
          <svg:desc/>
        </draw:frame>
        <draw:frame draw:id="id112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results (12:7-9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reaction (12:10-12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6" draw:style-name="a643" draw:master-page-name="Master1-Layout12-tx-Title-and-Text" presentation:presentation-page-layout-name="Master1-PPL12" draw:id="Slide-271">
        <draw:frame draw:id="id113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SATAN'S FUTURE HATRED FOR GOD AND HIS PEOPLE (12:6-18)<text:s text:c="1"/></text:span><text:span text:style-name="a645" text:class-names=""/></text:p>
          </draw:text-box>
          <svg:title/>
          <svg:desc/>
        </draw:frame>
        <draw:frame draw:id="id114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e woman in the wilderness (12:6, 13-18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war in the heavens (12:7-1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7" draw:style-name="a658" draw:master-page-name="Master1-Layout12-tx-Title-and-Text" presentation:presentation-page-layout-name="Master1-PPL12" draw:id="Slide-272">
        <draw:frame draw:id="id115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REVELATION 12</text:span><text:span text:style-name="a660" text:class-names=""/></text:p>
          </draw:text-box>
          <svg:title/>
          <svg:desc/>
        </draw:frame>
        <draw:frame draw:id="id116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SATAN'S FORMER HATRED FOR GOD AND HIS PEOPLE (12:1-5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SATAN'S FUTURE HATRED FOR GOD AND HIS PEOPLE (12:6-18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2</dc:title>
    <meta:initial-creator>David STRICKLAND</meta:initial-creator>
    <dc:creator>David STRICKLAND</dc:creator>
    <meta:creation-date>2020-02-22T19:35:30Z</meta:creation-date>
    <dc:date>2020-02-22T19:35:30Z</dc:date>
    <meta:template xlink:href="BibleStudy" xlink:type="simple"/>
    <meta:editing-cycles>1</meta:editing-cycles>
    <meta:editing-duration>PT0S</meta:editing-duration>
    <meta:document-statistic meta:paragraph-count="49" meta:word-count="460"/>
  </office:meta>
</office:document-meta>
</file>